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.2</text:p>
      <text:p text:style-name="Standard">private ArrayList&lt;Book&gt; library;</text:p>
      <text:p text:style-name="Standard"/>
      <text:p text:style-name="Standard">4.3</text:p>
      <text:p text:style-name="Standard">10</text:p>
      <text:p text:style-name="Standard"/>
      <text:p text:style-name="Standard">4.4</text:p>
      <text:p text:style-name="Standard">items.get(4);</text:p>
      <text:p text:style-name="Standard"/>
      <text:p text:style-name="Standard">4.5</text:p>
      <text:p text:style-name="Standard">14</text:p>
      <text:p text:style-name="Standard"/>
      <text:p text:style-name="Standard">4.6</text:p>
      <text:p text:style-name="Standard">notes.add(meeting);</text:p>
      <text:p text:style-name="Standard"/>
      <text:p text:style-name="Standard">4.7</text:p>
      <text:p text:style-name="Standard">dates.remove(2);</text:p>
      <text:p text:style-name="Standard"/>
      <text:p text:style-name="Standard">4.8</text:p>
      <text:p text:style-name="Standard">Index 5.</text:p>
      <text:p text:style-name="Standard"/>
      <text:p text:style-name="Standard">4.10</text:p>
      <text:p text:style-name="Standard">public void listAllNotes();</text:p>
      <text:p text:style-name="Standard"/>
      <text:p text:style-name="Standard">4.11</text:p>
      <text:p text:style-name="Standard">No, because we wouldn't know when to stop.</text:p>
      <text:p text:style-name="Standard"/>
      <text:p text:style-name="Standard">4.17</text:p>
      <text:p text:style-name="Standard">int index = 10;</text:p>
      <text:p text:style-name="Standard">while(index &lt;= 95){</text:p>
      <text:p text:style-name="Standard"><text:tab/>System.out.println(index);</text:p>
      <text:p text:style-name="Standard"><text:tab/>index += 5;</text:p>
      <text:p text:style-name="Standard">}</text:p>
      <text:p text:style-name="Standard"/>
      <text:p text:style-name="Standard">4.18</text:p>
      <text:p text:style-name="Standard">public void sum(int a, int b)</text:p>
      <text:p text:style-name="Standard">{</text:p>
      <text:p text:style-name="Standard"><text:tab/>int result = 0;</text:p>
      <text:p text:style-name="Standard"><text:tab/>while (a &lt; b){</text:p>
      <text:p text:style-name="Standard"><text:tab/><text:tab/>result += a; </text:p>
      <text:p text:style-name="Standard"><text:tab/><text:tab/>a ++;</text:p>
      <text:p text:style-name="Standard"><text:tab/>}</text:p>
      <text:p text:style-name="Standard">}</text:p>
      <text:p text:style-name="Standard"/>
      <text:p text:style-name="Standard">4.19</text:p>
      <text:p text:style-name="Standard">public boolean isPrime(int n)</text:p>
      <text:p text:style-name="Standard">{</text:p>
      <text:p text:style-name="Standard"><text:tab/>int div = 2;</text:p>
      <text:p text:style-name="Standard"><text:tab/>int count = 0; //counts number of times a remainder is given after division</text:p>
      <text:p text:style-name="Standard"><text:tab/>while (count &lt;= (n – 1)){</text:p>
      <text:p text:style-name="Standard"><text:tab/><text:tab/>if((n % div) != 0){</text:p>
      <text:p text:style-name="Standard"><text:tab/><text:tab/><text:tab/>count++;</text:p>
      <text:p text:style-name="Standard"><text:soft-page-break/><text:tab/><text:tab/>}</text:p>
      <text:p text:style-name="Standard"><text:tab/>}</text:p>
      <text:p text:style-name="Standard"><text:tab/>if(count == (n – 2)){</text:p>
      <text:p text:style-name="Standard"><text:tab/><text:tab/>return true;</text:p>
      <text:p text:style-name="Standard"><text:tab/>}</text:p>
      <text:p text:style-name="Standard"><text:tab/>else {</text:p>
      <text:p text:style-name="Standard"><text:tab/><text:tab/>return false;</text:p>
      <text:p text:style-name="Standard"><text:tab/>}</text:p>
      <text:p text:style-name="Standard">}</text:p>
      <text:p text:style-name="Standard"/>
      <text:p text:style-name="Standard">4.30</text:p>
      <text:p text:style-name="Standard">It would no longer have validation to ensure the input lot hadn't been removed.</text:p>
      <text:p text:style-name="Standard"/>
      <text:p text:style-name="Standard">4.42</text:p>
      <text:p text:style-name="Standard">Person[] people;</text:p>
      <text:p text:style-name="Standard"/>
      <text:p text:style-name="Standard">4.43</text:p>
      <text:p text:style-name="Standard">boolean[] vacant;</text:p>
      <text:p text:style-name="Standard"/>
      <text:p text:style-name="Standard">4.46</text:p>
      <text:p text:style-name="Standard">readings = new double[60];</text:p>
      <text:p text:style-name="Standard">urls = new String[90];</text:p>
      <text:p text:style-name="Standard">machines = TicketMachine[5];</text:p>
      <text:p text:style-name="Standard"/>
      <text:p text:style-name="Standard">4.47</text:p>
      <text:p text:style-name="Standard">20</text:p>
      <text:p text:style-name="Standard"/>
      <text:p text:style-name="Standard">4.48</text:p>
      <text:p text:style-name="Standard">new double[50] – square brackets are need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9T10:14:45</meta:creation-date>
    <dc:date>2010-09-03T14:15:39</dc:date>
    <meta:editing-duration>PT06H13M43S</meta:editing-duration>
    <meta:editing-cycles>18</meta:editing-cycles>
    <meta:generator>OpenOffice.org/3.2$Unix OpenOffice.org_project/320m18$Build-9502</meta:generator>
    <meta:document-statistic meta:table-count="0" meta:image-count="0" meta:object-count="0" meta:page-count="2" meta:paragraph-count="64" meta:word-count="161" meta:character-count="865"/>
  </office:meta>
</office:document-meta>
</file>